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748117">
      <style:text-properties fo:font-weight="bold" style:font-weight-asian="bold" style:font-weight-complex="bold"/>
    </style:style>
  </office:automatic-styles>
  <office:body>
    <office:text>
      <text:p text:style-name="Standard">Ich<text:s/><text:s/>eine odt-Datei<text:s/><text:span text:style-name="a748117">mit</text:span><text:s/>aktiviertem<text:s/>ich wurde eingefügt<text:s/>ChangeTrack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31</dc:date>
    <meta:editing-cycles>2</meta:editing-cycles>
    <meta:editing-duration>PT0.009S</meta:editing-duration>
  </office:meta>
</office:document-meta>
</file>